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60000023536483A9A0AD3DAA7.png" manifest:media-type="image/png"/>
  <manifest:file-entry manifest:full-path="Pictures/1000000100000206000002358C514BEE86C8152A.png" manifest:media-type="image/png"/>
  <manifest:file-entry manifest:full-path="Pictures/1000000100000206000002352679A7FB3E09F38B.png" manifest:media-type="image/png"/>
  <manifest:file-entry manifest:full-path="Pictures/1000000100000289000000B67D60725244A20D5E.png" manifest:media-type="image/png"/>
  <manifest:file-entry manifest:full-path="Pictures/100000010000020C00000079A0B0FFA41DDE0F20.png" manifest:media-type="image/png"/>
  <manifest:file-entry manifest:full-path="Pictures/10000001000001BE0000009A3AC2B3389E7C494D.png" manifest:media-type="image/png"/>
  <manifest:file-entry manifest:full-path="Pictures/10000001000001850000013FCED8C9700AA0DAAE.png" manifest:media-type="image/png"/>
  <manifest:file-entry manifest:full-path="Pictures/10000001000003660000016ADB7248365D531047.png" manifest:media-type="image/png"/>
  <manifest:file-entry manifest:full-path="Pictures/1000000100000134000002157EF0EB15D06FE6DE.png" manifest:media-type="image/png"/>
  <manifest:file-entry manifest:full-path="Pictures/10000001000001850000013F96A96349445A007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TC" svg:font-family="'Noto Sans CJK TC'" style:font-family-generic="system" style:font-pitch="variable"/>
    <style:font-face style:name="Source Code Pro" svg:font-family="'Source Code Pro'" style:font-pitch="variable"/>
    <style:font-face style:name="Source Code Pro1" svg:font-family="'Source Code Pro'" style:font-pitch="fixed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300a24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300a24" draw:opacity="100%" draw:textarea-horizontal-align="justify" draw:textarea-vertical-align="middle" draw:auto-grow-height="false" fo:min-height="2.29cm" fo:min-width="2.04cm"/>
      <style:paragraph-properties style:writing-mode="lr-tb"/>
    </style:style>
    <style:style style:name="gr2" style:family="graphic" style:parent-style-name="standard">
      <style:graphic-properties draw:stroke="none" draw:fill-color="#26a269" draw:opacity="100%" draw:textarea-horizontal-align="justify" draw:textarea-vertical-align="middle" draw:auto-grow-height="false" fo:min-height="2.29cm" fo:min-width="2.04cm"/>
      <style:paragraph-properties style:writing-mode="lr-tb"/>
    </style:style>
    <style:style style:name="gr3" style:family="graphic" style:parent-style-name="standard">
      <style:graphic-properties draw:stroke="none" draw:fill-color="#406ead" draw:opacity="100%" draw:textarea-horizontal-align="justify" draw:textarea-vertical-align="middle" draw:auto-grow-height="false" fo:min-height="2.29cm" fo:min-width="2.04cm"/>
      <style:paragraph-properties style:writing-mode="lr-tb"/>
    </style:style>
    <style:style style:name="gr4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2.29cm" fo:min-width="2.04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5.115cm" fo:min-width="0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41cm" fo:min-width="21.082cm"/>
      <style:paragraph-properties style:writing-mode="lr-tb"/>
    </style:style>
    <style:style style:name="gr9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709cm" fo:min-width="21.082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300a24" draw:opacity="100%"/>
      <style:paragraph-properties fo:text-align="center" style:writing-mode="lr-tb"/>
      <style:text-properties style:language-asian="zh" style:country-asian="TW"/>
    </style:style>
    <style:style style:name="P2" style:family="paragraph">
      <loext:graphic-properties draw:fill-color="#26a269" draw:opacity="100%"/>
      <style:paragraph-properties fo:text-align="center" style:writing-mode="lr-tb"/>
      <style:text-properties style:language-asian="zh" style:country-asian="TW"/>
    </style:style>
    <style:style style:name="P3" style:family="paragraph">
      <loext:graphic-properties draw:fill-color="#406ead" draw:opacity="100%"/>
      <style:paragraph-properties fo:text-align="center" style:writing-mode="lr-tb"/>
      <style:text-properties style:language-asian="zh" style:country-asian="TW"/>
    </style:style>
    <style:style style:name="P4" style:family="paragraph">
      <loext:graphic-properties draw:fill-color="#ffffff" draw:opacity="100%"/>
      <style:paragraph-properties fo:text-align="center" style:writing-mode="lr-tb"/>
      <style:text-properties style:language-asian="zh" style:country-asian="TW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50pt" style:font-size-asian="50pt" style:font-size-complex="50pt"/>
    </style:style>
    <style:style style:name="P7" style:family="paragraph">
      <loext:graphic-properties draw:fill-color="#ffffff"/>
      <style:paragraph-properties style:writing-mode="lr-tb"/>
      <style:text-properties style:language-asian="zh" style:country-asian="TW"/>
    </style:style>
    <style:style style:name="P8" style:family="paragraph">
      <loext:graphic-properties draw:fill="none" draw:fill-color="#ffffff"/>
      <style:paragraph-properties style:writing-mode="lr-tb"/>
      <style:text-properties fo:color="#26a269" loext:opacity="100%" style:font-name="Source Code Pro1" fo:font-size="40pt" style:font-name-asian="Source Code Pro1" style:font-size-asian="40pt" style:font-size-complex="40pt"/>
    </style:style>
    <style:style style:name="P9" style:family="paragraph">
      <style:paragraph-properties fo:margin-left="0cm" fo:margin-right="0cm" fo:margin-top="0cm" fo:margin-bottom="0cm" fo:line-height="115%" fo:text-indent="0cm"/>
    </style:style>
    <style:style style:name="P10" style:family="paragraph">
      <loext:graphic-properties draw:fill="none" draw:fill-color="#ffffff"/>
      <style:paragraph-properties fo:line-height="115%" style:writing-mode="lr-tb"/>
      <style:text-properties fo:color="#ffffff" loext:opacity="100%" style:font-name="Source Code Pro1" fo:font-size="22pt" style:font-name-asian="Source Code Pro1" style:font-size-asian="22pt" style:font-size-complex="22pt"/>
    </style:style>
    <style:style style:name="P11" style:family="paragraph">
      <loext:graphic-properties draw:fill-color="#ffffff"/>
      <style:paragraph-properties style:writing-mode="lr-tb"/>
      <style:text-properties style:font-size-asian="20pt" style:language-asian="zh" style:country-asian="TW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cm" fo:margin-bottom="0cm" fo:line-height="115%" fo:text-indent="0cm"/>
      <style:text-properties fo:font-size="24pt" style:font-size-asian="24pt" style:font-size-complex="24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50%" fo:text-indent="0cm" style:writing-mode="lr-tb"/>
      <style:text-properties fo:color="#ffffff" loext:opacity="100%" style:font-name="Source Code Pro1" fo:font-size="24pt" style:font-name-asian="Source Code Pro1" style:font-size-asian="24pt" style:font-size-complex="24pt"/>
    </style:style>
    <style:style style:name="P15" style:family="paragraph">
      <style:paragraph-properties fo:margin-left="0cm" fo:margin-right="0cm" fo:margin-top="0cm" fo:margin-bottom="0cm" fo:line-height="150%" fo:text-indent="0cm"/>
    </style:style>
    <style:style style:name="P16" style:family="paragraph">
      <loext:graphic-properties draw:fill="none" draw:fill-color="#ffffff"/>
      <style:paragraph-properties fo:line-height="150%" style:writing-mode="lr-tb"/>
      <style:text-properties fo:color="#ffffff" loext:opacity="100%" style:font-name="Source Code Pro1" fo:font-size="22pt" style:font-name-asian="Source Code Pro1" style:font-size-asian="22pt" style:font-size-complex="22pt"/>
    </style:style>
    <style:style style:name="P17" style:family="paragraph">
      <style:text-properties fo:font-size="40pt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color="#26a269" loext:opacity="100%" style:font-name="Source Code Pro1" fo:font-size="26pt" style:font-name-asian="Source Code Pro1" style:font-size-asian="26pt" style:font-size-complex="26pt"/>
    </style:style>
    <style:style style:name="T3" style:family="text">
      <style:text-properties fo:color="#ffffff" loext:opacity="100%" style:font-name="Source Code Pro1" fo:font-size="26pt" style:font-name-asian="Source Code Pro1" style:font-size-asian="26pt" style:font-size-complex="26pt"/>
    </style:style>
    <style:style style:name="T4" style:family="text">
      <style:text-properties fo:color="#406ead" loext:opacity="100%" style:font-name="Source Code Pro1" fo:font-size="26pt" style:font-name-asian="Source Code Pro1" style:font-size-asian="26pt" style:font-size-complex="26pt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Source Code Pro1" fo:font-size="22pt" fo:font-style="normal" fo:text-shadow="none" style:text-underline-style="none" fo:font-weight="normal" style:letter-kerning="true" style:font-name-asian="Source Code Pro1" style:font-size-asian="22pt" style:language-asian="zh" style:country-asian="CN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Source Code Pro1" fo:font-size="24pt" fo:font-style="normal" fo:text-shadow="none" style:text-underline-style="none" fo:font-weight="normal" style:letter-kerning="true" style:font-name-asian="Source Code Pro1" style:font-size-asian="24pt" style:language-asian="zh" style:country-asian="CN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7.59cm" svg:height="5.365cm" svg:x="10.205cm" svg:y="5.193cm">
          <draw:text-box>
            <text:p text:style-name="P5"><text:span text:style-name="T1">程式技巧</text:span></text:p>
          </draw:text-box>
        </draw:fram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xml:id="id2" draw:id="id2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9.32cm" svg:height="1.407cm" svg:x="1cm" svg:y="0.933cm">
          <draw:text-box>
            <text:p><text:span text:style-name="T2">函式</text:span><text:span text:style-name="T3">:</text:span><text:span text:style-name="T4">~</text:span><text:span text:style-name="T4">程式習慣</text:span><text:span text:style-name="T3">$</text:span></text:p>
          </draw:text-box>
        </draw:frame>
        <draw:frame draw:style-name="gr8" draw:text-style-name="P10" draw:layer="layout" svg:width="26.305cm" svg:height="8.091cm" svg:x="1.004cm" svg:y="3.28cm">
          <draw:text-box>
            <text:p text:style-name="P9"><text:span text:style-name="T5">可以幫助更快的</text:span><text:span text:style-name="T5">debug</text:span><text:span text:style-name="T5">、保證正確率、增加可讀性</text:span></text:p>
            <text:p text:style-name="P9"><text:span text:style-name="T5"/></text:p>
            <text:list text:style-name="L1">
              <text:list-item>
                <text:p text:style-name="P9"><text:span text:style-name="T5"><text:s/></text:span><text:span text:style-name="T5">縮排</text:span></text:p>
              </text:list-item>
              <text:list-item>
                <text:p text:style-name="P9"><text:span text:style-name="T5"><text:s/></text:span><text:span text:style-name="T5">架構</text:span></text:p>
              </text:list-item>
              <text:list-item>
                <text:p text:style-name="P9"><text:span text:style-name="T5"><text:s/></text:span><text:span text:style-name="T5">註解</text:span></text:p>
              </text:list-item>
            </text:list>
          </draw:text-box>
        </draw:frame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xml:id="id3" draw:id="id3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9.32cm" svg:height="1.407cm" svg:x="1cm" svg:y="0.933cm">
          <draw:text-box>
            <text:p><text:span text:style-name="T2">函式</text:span><text:span text:style-name="T3">:</text:span><text:span text:style-name="T4">~</text:span><text:span text:style-name="T4">程式習慣</text:span><text:span text:style-name="T4">/</text:span><text:span text:style-name="T4">縮排</text:span><text:span text:style-name="T3">$</text:span></text:p>
          </draw:text-box>
        </draw:frame>
        <draw:frame draw:style-name="gr9" draw:text-style-name="P12" draw:layer="layout" svg:width="10.291cm" svg:height="8.439cm" svg:x="1.905cm" svg:y="4.051cm">
          <draw:image xlink:href="Pictures/10000001000001850000013F96A96349445A0079.png" xlink:type="simple" xlink:show="embed" xlink:actuate="onLoad" draw:mime-type="image/png">
            <text:p/>
          </draw:image>
        </draw:frame>
        <draw:frame draw:style-name="gr9" draw:text-style-name="P12" draw:layer="layout" svg:width="10.291cm" svg:height="8.439cm" svg:x="13.204cm" svg:y="4.051cm">
          <draw:image xlink:href="Pictures/10000001000001850000013FCED8C9700AA0DAAE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6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xml:id="id4" draw:id="id4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9.32cm" svg:height="1.407cm" svg:x="1cm" svg:y="0.933cm">
          <draw:text-box>
            <text:p><text:span text:style-name="T2">函式</text:span><text:span text:style-name="T3">:</text:span><text:span text:style-name="T4">~</text:span><text:span text:style-name="T4">程式習慣</text:span><text:span text:style-name="T4">/</text:span><text:span text:style-name="T4">架構</text:span><text:span text:style-name="T3">$</text:span></text:p>
          </draw:text-box>
        </draw:frame>
        <draw:frame draw:style-name="gr10" draw:text-style-name="P14" draw:layer="layout" svg:width="26.305cm" svg:height="11.959cm" svg:x="1.005cm" svg:y="3.281cm">
          <draw:text-box>
            <text:p text:style-name="P13"><text:span text:style-name="T6">一般來說，寫一份題目的架構如下</text:span></text:p>
            <text:p text:style-name="P13"><text:span text:style-name="T6"/></text:p>
            <text:list text:style-name="L1">
              <text:list-item>
                <text:p text:style-name="P13"><text:span text:style-name="T6">declare <text:s/></text:span><text:span text:style-name="T6">（宣告）</text:span></text:p>
              </text:list-item>
              <text:list-item>
                <text:p text:style-name="P13"><text:span text:style-name="T6">function </text:span><text:span text:style-name="T6">（函式）</text:span></text:p>
              </text:list-item>
              <text:list-item>
                <text:p text:style-name="P13"><text:span text:style-name="T6">init <text:s text:c="4"/></text:span><text:span text:style-name="T6">（初始化）</text:span></text:p>
              </text:list-item>
              <text:list-item>
                <text:p text:style-name="P13"><text:span text:style-name="T6">input <text:s text:c="3"/></text:span><text:span text:style-name="T6">（輸入）</text:span></text:p>
              </text:list-item>
              <text:list-item>
                <text:p text:style-name="P13"><text:span text:style-name="T6">process <text:s/></text:span><text:span text:style-name="T6">（處理）</text:span></text:p>
              </text:list-item>
              <text:list-item>
                <text:p text:style-name="P13"><text:span text:style-name="T6">output <text:s text:c="2"/></text:span><text:span text:style-name="T6">（輸出）</text:span></text:p>
              </text:list-item>
            </text:list>
          </draw:text-box>
        </draw:frame>
        <draw:frame draw:style-name="gr9" draw:text-style-name="P12" draw:layer="layout" svg:width="6.878cm" svg:height="11.903cm" svg:x="19.685cm" svg:y="1.924cm">
          <draw:image xlink:href="Pictures/1000000100000134000002157EF0EB15D06FE6DE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6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xml:id="id5" draw:id="id5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9.32cm" svg:height="1.407cm" svg:x="1cm" svg:y="0.933cm">
          <draw:text-box>
            <text:p><text:span text:style-name="T2">函式</text:span><text:span text:style-name="T3">:</text:span><text:span text:style-name="T4">~</text:span><text:span text:style-name="T4">程式習慣</text:span><text:span text:style-name="T4">/</text:span><text:span text:style-name="T4">註解</text:span><text:span text:style-name="T3">$</text:span></text:p>
          </draw:text-box>
        </draw:frame>
        <draw:frame draw:style-name="gr9" draw:text-style-name="P12" draw:layer="layout" svg:width="11.799cm" svg:height="4.074cm" svg:x="1.27cm" svg:y="4.445cm">
          <draw:image xlink:href="Pictures/10000001000001BE0000009A3AC2B3389E7C494D.png" xlink:type="simple" xlink:show="embed" xlink:actuate="onLoad" draw:mime-type="image/png">
            <text:p/>
          </draw:image>
        </draw:frame>
        <draw:frame draw:style-name="gr9" draw:text-style-name="P12" draw:layer="layout" svg:width="13.863cm" svg:height="3.2cm" svg:x="1.377cm" svg:y="10.135cm">
          <draw:image xlink:href="Pictures/100000010000020C00000079A0B0FFA41DDE0F20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6" draw:layer="layout" svg:width="19.798cm" svg:height="11.136cm" svg:x="0.6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xml:id="id6" draw:id="id6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9.32cm" svg:height="1.407cm" svg:x="1cm" svg:y="0.933cm">
          <draw:text-box>
            <text:p><text:span text:style-name="T2">函式</text:span><text:span text:style-name="T3">:</text:span><text:span text:style-name="T4">~debug</text:span><text:span text:style-name="T3">$</text:span></text:p>
          </draw:text-box>
        </draw:frame>
        <draw:frame draw:style-name="gr8" draw:text-style-name="P16" draw:layer="layout" svg:width="26.305cm" svg:height="8.091cm" svg:x="1.005cm" svg:y="3.281cm">
          <draw:text-box>
            <text:list text:style-name="L1">
              <text:list-item>
                <text:p text:style-name="P15"><text:span text:style-name="T5"><text:s/></text:span><text:span text:style-name="T5">重新整理一次程式碼</text:span></text:p>
              </text:list-item>
              <text:list-item>
                <text:p text:style-name="P15"><text:span text:style-name="T5"><text:s/></text:span><text:span text:style-name="T5">印出所有重要變數</text:span></text:p>
              </text:list-item>
              <text:list-item>
                <text:p text:style-name="P15"><text:span text:style-name="T5"><text:s/></text:span><text:span text:style-name="T5">設定中斷點</text:span></text:p>
              </text:list-item>
            </text:list>
          </draw:text-box>
        </draw:frame>
        <anim:par presentation:node-type="timing-root">
          <anim:par smil:begin="id6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6" draw:layer="layout" svg:width="19.798cm" svg:height="11.136cm" svg:x="0.6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xml:id="id7" draw:id="id7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9.32cm" svg:height="1.407cm" svg:x="1cm" svg:y="0.933cm">
          <draw:text-box>
            <text:p text:style-name="P17"><text:span text:style-name="T2">函式</text:span><text:span text:style-name="T3">:</text:span><text:span text:style-name="T4">~debug/</text:span><text:span text:style-name="T4">印變數</text:span><text:span text:style-name="T3">$</text:span></text:p>
          </draw:text-box>
        </draw:frame>
        <draw:frame draw:style-name="gr9" draw:text-style-name="P12" draw:layer="layout" svg:width="23.018cm" svg:height="9.577cm" svg:x="1cm" svg:y="3cm">
          <draw:image xlink:href="Pictures/10000001000003660000016ADB7248365D531047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6" draw:layer="layout" svg:width="19.798cm" svg:height="11.136cm" svg:x="0.6cm" svg:y="2.257cm" draw:page-number="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xml:id="id8" draw:id="id8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9.32cm" svg:height="1.407cm" svg:x="1cm" svg:y="0.933cm">
          <draw:text-box>
            <text:p text:style-name="P17"><text:span text:style-name="T2">函式</text:span><text:span text:style-name="T3">:</text:span><text:span text:style-name="T4">~debug/</text:span><text:span text:style-name="T4">印變數</text:span><text:span text:style-name="T3">$</text:span></text:p>
          </draw:text-box>
        </draw:frame>
        <draw:frame draw:style-name="gr9" draw:text-style-name="P12" draw:layer="layout" svg:width="17.17cm" svg:height="4.814cm" svg:x="1cm" svg:y="3cm">
          <draw:image xlink:href="Pictures/1000000100000289000000B67D60725244A20D5E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6" draw:layer="layout" svg:width="19.798cm" svg:height="11.136cm" svg:x="0.6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xml:id="id9" draw:id="id9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9.32cm" svg:height="1.407cm" svg:x="1cm" svg:y="0.933cm">
          <draw:text-box>
            <text:p text:style-name="P17"><text:span text:style-name="T2">函式</text:span><text:span text:style-name="T3">:</text:span><text:span text:style-name="T4">~debug/</text:span><text:span text:style-name="T4">中斷點</text:span><text:span text:style-name="T3">$</text:span></text:p>
          </draw:text-box>
        </draw:frame>
        <draw:frame draw:style-name="gr9" draw:text-style-name="P12" draw:layer="layout" svg:width="10cm" svg:height="10.9cm" svg:x="1cm" svg:y="3cm">
          <draw:image xlink:href="Pictures/1000000100000206000002352679A7FB3E09F38B.png" xlink:type="simple" xlink:show="embed" xlink:actuate="onLoad" draw:mime-type="image/png">
            <text:p/>
          </draw:image>
        </draw:frame>
        <draw:frame draw:style-name="gr9" draw:text-style-name="P12" draw:layer="layout" svg:width="10cm" svg:height="10.9cm" svg:x="12cm" svg:y="3cm">
          <draw:image xlink:href="Pictures/1000000100000206000002358C514BEE86C8152A.png" xlink:type="simple" xlink:show="embed" xlink:actuate="onLoad" draw:mime-type="image/png">
            <text:p/>
          </draw:image>
        </draw:frame>
        <anim:par presentation:node-type="timing-root">
          <anim:par smil:begin="id9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6" draw:layer="layout" svg:width="19.798cm" svg:height="11.136cm" svg:x="0.6cm" svg:y="2.257cm" draw:page-number="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xml:id="id10" draw:id="id10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9.32cm" svg:height="1.407cm" svg:x="1cm" svg:y="0.933cm">
          <draw:text-box>
            <text:p text:style-name="P17"><text:span text:style-name="T2">函式</text:span><text:span text:style-name="T3">:</text:span><text:span text:style-name="T4">~debug/</text:span><text:span text:style-name="T4">中斷點</text:span><text:span text:style-name="T3">$</text:span></text:p>
          </draw:text-box>
        </draw:frame>
        <draw:frame draw:style-name="gr9" draw:text-style-name="P12" draw:layer="layout" svg:width="10cm" svg:height="10.9cm" svg:x="1cm" svg:y="3cm">
          <draw:image xlink:href="Pictures/10000001000002060000023536483A9A0AD3DAA7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6" draw:layer="layout" svg:width="19.798cm" svg:height="11.136cm" svg:x="0.6cm" svg:y="2.257cm" draw:page-number="1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TC" svg:font-family="'Noto Sans CJK TC'" style:font-family-generic="system" style:font-pitch="variable"/>
    <style:font-face style:name="Source Code Pro" svg:font-family="'Source Code Pro'" style:font-pitch="variable"/>
    <style:font-face style:name="Source Code Pro1" svg:font-family="'Source Code Pr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zxx" fo:country="none" style:font-name-asian="DejaVu Sans" style:font-size-asian="24pt" style:language-asian="zh" style:country-asian="TW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 style:font-name-asian="Noto Sans CJK SC" style:font-family-asian="'Noto Sans CJK SC'" style:font-family-generic-asian="system" style:font-pitch-asian="variable" style:language-asian="zh" style:country-asian="CN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name-asian="Noto Sans CJK SC" style:font-family-asian="'Noto Sans CJK SC'" style:font-family-generic-asian="system" style:font-pitch-asian="variable" style:language-asian="zh" style:country-asian="CN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 style:font-name-asian="Noto Sans CJK SC" style:font-family-asian="'Noto Sans CJK SC'" style:font-family-generic-asian="system" style:font-pitch-asian="variable" style:language-asian="zh" style:country-asian="CN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 style:font-name-asian="Noto Sans CJK SC" style:font-family-asian="'Noto Sans CJK SC'" style:font-family-generic-asian="system" style:font-pitch-asian="variable" style:language-asian="zh" style:country-asian="CN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5T19:09:22.867694361</meta:creation-date>
    <meta:editing-duration>PT5H28M39S</meta:editing-duration>
    <meta:editing-cycles>56</meta:editing-cycles>
    <meta:generator>LibreOffice/7.3.7.2$Linux_X86_64 LibreOffice_project/30$Build-2</meta:generator>
    <dc:title>terminal</dc:title>
    <dc:date>2022-12-30T01:10:25.578178614</dc:date>
    <meta:document-statistic meta:object-count="104"/>
  </office:meta>
</office:document-meta>
</file>